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ndlerFunctionAdapter.handle( ServerWebExchange exchange , Object hand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HandlerFunctionAdapter.supports( Object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